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87cm"/>
    </style:style>
    <style:style style:name="gr4" style:family="graphic" style:parent-style-name="standard">
      <style:graphic-properties draw:stroke="none" svg:stroke-color="#000000" draw:fill="none" draw:fill-color="#ffffff" fo:min-height="2.2cm"/>
    </style:style>
    <style:style style:name="P1" style:family="paragraph">
      <style:text-properties fo:font-family="'Courier New'" style:font-family-generic="modern" style:font-pitch="fixed"/>
    </style:style>
    <style:style style:name="P2" style:family="paragraph">
      <style:paragraph-properties fo:text-align="center"/>
      <style:text-properties fo:font-family="'Courier New'" style:font-family-generic="modern" style:font-pitch="fixed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family="Arial" style:font-family-generic="swiss" style:font-pitch="variable" fo:font-size="8pt" style:font-size-asian="8pt" style:font-size-complex="8pt"/>
    </style:style>
    <style:style style:name="P5" style:family="paragraph">
      <style:paragraph-properties fo:text-align="center"/>
      <style:text-properties fo:font-family="Arial" style:font-family-generic="swiss" style:font-pitch="variable" fo:font-size="8pt" style:font-size-asian="8pt" style:font-size-complex="8pt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font-family="Arial" style:font-family-generic="swiss" style:font-pitch="variable" fo:font-size="44pt" style:font-size-asian="44pt" style:font-size-complex="4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122cm" svg:height="0.925cm" svg:x="2.5cm" svg:y="6.5cm">
          <draw:text-box>
            <text:p text:style-name="P1">Byte 0 <text:s text:c="3"/>: 10000101</text:p>
          </draw:text-box>
        </draw:frame>
        <draw:frame draw:style-name="gr1" draw:text-style-name="P1" draw:layer="layout" svg:width="8.122cm" svg:height="0.925cm" svg:x="2.5cm" svg:y="10.875cm">
          <draw:text-box>
            <text:p text:style-name="P1">Byte 1 <text:s text:c="3"/>: 00000000</text:p>
          </draw:text-box>
        </draw:frame>
        <draw:frame draw:style-name="gr1" draw:text-style-name="P1" draw:layer="layout" svg:width="8.122cm" svg:height="0.925cm" svg:x="2.5cm" svg:y="13.875cm">
          <draw:text-box>
            <text:p text:style-name="P1">Byte 2 <text:s text:c="3"/>: 00101100</text:p>
          </draw:text-box>
        </draw:frame>
        <draw:frame draw:style-name="gr1" draw:text-style-name="P1" draw:layer="layout" svg:width="8.122cm" svg:height="0.925cm" svg:x="2.5cm" svg:y="17.775cm">
          <draw:text-box>
            <text:p text:style-name="P1">Byte 3-22 : 00000000</text:p>
          </draw:text-box>
        </draw:frame>
        <draw:frame draw:style-name="gr1" draw:text-style-name="P1" draw:layer="layout" svg:width="8.122cm" svg:height="0.925cm" svg:x="2.5cm" svg:y="18.7cm">
          <draw:text-box>
            <text:p text:style-name="P1">Byte 23 <text:s text:c="2"/>: 00101011</text:p>
          </draw:text-box>
        </draw:frame>
        <draw:line draw:style-name="gr2" draw:text-style-name="P2" draw:layer="layout" svg:x1="10.15cm" svg:y1="6.65cm" svg:x2="10.148cm" svg:y2="6cm">
          <text:p/>
        </draw:line>
        <draw:frame draw:style-name="gr3" draw:text-style-name="P4" draw:layer="layout" svg:width="5.4cm" svg:height="0.569cm" svg:x="9.9cm" svg:y="5.45cm">
          <draw:text-box>
            <text:p text:style-name="P3"><text:span text:style-name="T1">Professional Use of Channel Status</text:span></text:p>
          </draw:text-box>
        </draw:frame>
        <draw:line draw:style-name="gr2" draw:text-style-name="P5" draw:layer="layout" svg:x1="9.8cm" svg:y1="6.65cm" svg:x2="9.8cm" svg:y2="5.25cm">
          <text:p/>
        </draw:line>
        <draw:frame draw:style-name="gr3" draw:text-style-name="P4" draw:layer="layout" svg:width="5.4cm" svg:height="0.569cm" svg:x="9.5cm" svg:y="4.75cm">
          <draw:text-box>
            <text:p text:style-name="P3"><text:span text:style-name="T1">Linear PCM</text:span></text:p>
          </draw:text-box>
        </draw:frame>
        <draw:line draw:style-name="gr2" draw:text-style-name="P5" draw:layer="layout" svg:x1="8.45cm" svg:y1="7.1cm" svg:x2="8.9cm" svg:y2="7.85cm">
          <text:p/>
        </draw:line>
        <draw:line draw:style-name="gr2" draw:text-style-name="P5" draw:layer="layout" svg:x1="9.6cm" svg:y1="7.1cm" svg:x2="8.9cm" svg:y2="7.85cm">
          <text:p/>
        </draw:line>
        <draw:frame draw:style-name="gr3" draw:text-style-name="P4" draw:layer="layout" svg:width="2.5cm" svg:height="0.569cm" svg:x="8.6cm" svg:y="7.8cm">
          <draw:text-box>
            <text:p text:style-name="P3"><text:span text:style-name="T1">No Emphasis</text:span></text:p>
          </draw:text-box>
        </draw:frame>
        <draw:line draw:style-name="gr2" draw:text-style-name="P5" draw:layer="layout" svg:x1="8.3cm" svg:y1="7.2cm" svg:x2="8.3cm" svg:y2="8.5cm">
          <text:p/>
        </draw:line>
        <draw:frame draw:style-name="gr3" draw:text-style-name="P4" draw:layer="layout" svg:width="5.4cm" svg:height="0.569cm" svg:x="7.95cm" svg:y="8.431cm">
          <draw:text-box>
            <text:p text:style-name="P3"><text:span text:style-name="T1">Lock Condition Not Indicated</text:span></text:p>
          </draw:text-box>
        </draw:frame>
        <draw:line draw:style-name="gr2" draw:text-style-name="P5" draw:layer="layout" svg:x1="7.3cm" svg:y1="6.75cm" svg:x2="7.65cm" svg:y2="6.3cm">
          <text:p/>
        </draw:line>
        <draw:line draw:style-name="gr2" draw:text-style-name="P5" draw:layer="layout" svg:x1="8.05cm" svg:y1="6.75cm" svg:x2="7.65cm" svg:y2="6.3cm">
          <text:p/>
        </draw:line>
        <draw:frame draw:style-name="gr3" draw:text-style-name="P4" draw:layer="layout" svg:width="5.4cm" svg:height="0.569cm" svg:x="7.35cm" svg:y="5.831cm">
          <draw:text-box>
            <text:p text:style-name="P3"><text:span text:style-name="T1">48kHz Fs</text:span></text:p>
          </draw:text-box>
        </draw:frame>
        <draw:line draw:style-name="gr2" draw:text-style-name="P5" draw:layer="layout" svg:x1="8.85cm" svg:y1="11.1cm" svg:x2="9.6cm" svg:y2="10.5cm">
          <text:p/>
        </draw:line>
        <draw:line draw:style-name="gr2" draw:text-style-name="P5" draw:layer="layout" svg:x1="10.35cm" svg:y1="11.1cm" svg:x2="9.6cm" svg:y2="10.5cm">
          <text:p/>
        </draw:line>
        <draw:line draw:style-name="gr2" draw:text-style-name="P5" draw:layer="layout" svg:x1="7.35cm" svg:y1="11.5cm" svg:x2="8.1cm" svg:y2="12cm">
          <text:p/>
        </draw:line>
        <draw:line draw:style-name="gr2" draw:text-style-name="P5" draw:layer="layout" svg:x1="8.85cm" svg:y1="11.5cm" svg:x2="8.1cm" svg:y2="12cm">
          <text:p/>
        </draw:line>
        <draw:frame draw:style-name="gr3" draw:text-style-name="P4" draw:layer="layout" svg:width="5.4cm" svg:height="0.569cm" svg:x="9.35cm" svg:y="9.95cm">
          <draw:text-box>
            <text:p text:style-name="P3"><text:span text:style-name="T1">Channel Mode not indicated</text:span></text:p>
          </draw:text-box>
        </draw:frame>
        <draw:frame draw:style-name="gr3" draw:text-style-name="P4" draw:layer="layout" svg:width="5.4cm" svg:height="0.569cm" svg:x="7.75cm" svg:y="11.981cm">
          <draw:text-box>
            <text:p text:style-name="P3"><text:span text:style-name="T1">No User information is indicated!</text:span></text:p>
          </draw:text-box>
        </draw:frame>
        <draw:line draw:style-name="gr2" draw:text-style-name="P5" draw:layer="layout" svg:x1="9.2cm" svg:y1="14.05cm" svg:x2="9.8cm" svg:y2="13.45cm">
          <text:p/>
        </draw:line>
        <draw:line draw:style-name="gr2" draw:text-style-name="P5" draw:layer="layout" svg:x1="10.4cm" svg:y1="14.05cm" svg:x2="9.8cm" svg:y2="13.45cm">
          <text:p/>
        </draw:line>
        <draw:frame draw:style-name="gr3" draw:text-style-name="P4" draw:layer="layout" svg:width="6.5cm" svg:height="0.569cm" svg:x="9.5cm" svg:y="12.9cm">
          <draw:text-box>
            <text:p text:style-name="P3"><text:span text:style-name="T1">Maximum Audio sample word length is 24 bits</text:span></text:p>
          </draw:text-box>
        </draw:frame>
        <draw:line draw:style-name="gr2" draw:text-style-name="P5" draw:layer="layout" svg:x1="8.1cm" svg:y1="14.6cm" svg:x2="8.6cm" svg:y2="15.15cm">
          <text:p/>
        </draw:line>
        <draw:line draw:style-name="gr2" draw:text-style-name="P5" draw:layer="layout" svg:x1="9.2cm" svg:y1="14.6cm" svg:x2="8.6cm" svg:y2="15.15cm">
          <text:p/>
        </draw:line>
        <draw:frame draw:style-name="gr3" draw:text-style-name="P4" draw:layer="layout" svg:width="7.95cm" svg:height="0.569cm" svg:x="8.3cm" svg:y="15.081cm">
          <draw:text-box>
            <text:p text:style-name="P3"><text:span text:style-name="T1">Audio Sample Word Length is 24 bits – Could also be 000</text:span></text:p>
          </draw:text-box>
        </draw:frame>
        <draw:line draw:style-name="gr2" draw:text-style-name="P5" draw:layer="layout" svg:x1="7.35cm" svg:y1="14.65cm" svg:x2="7.75cm" svg:y2="15.8cm">
          <text:p/>
        </draw:line>
        <draw:line draw:style-name="gr2" draw:text-style-name="P5" draw:layer="layout" svg:x1="8.05cm" svg:y1="14.6cm" svg:x2="7.75cm" svg:y2="15.8cm">
          <text:p/>
        </draw:line>
        <draw:frame draw:style-name="gr3" draw:text-style-name="P4" draw:layer="layout" svg:width="7.95cm" svg:height="0.569cm" svg:x="7.4cm" svg:y="15.782cm">
          <draw:text-box>
            <text:p text:style-name="P3"><text:span text:style-name="T1">Alignment Level Not indicated</text:span></text:p>
          </draw:text-box>
        </draw:frame>
        <draw:frame draw:style-name="gr4" draw:text-style-name="P7" draw:layer="layout" svg:width="18.75cm" svg:height="2.45cm" svg:x="1.25cm" svg:y="1.5cm">
          <draw:text-box>
            <text:p text:style-name="P6"><text:span text:style-name="T2">Channel Status Bi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hias Enevoldsen</meta:initial-creator>
    <meta:creation-date>2009-10-27T10:32:09.85</meta:creation-date>
    <dc:date>2009-10-27T13:14:24.06</dc:date>
    <dc:creator>Mathias Enevoldsen</dc:creator>
    <meta:editing-duration>PT00H10M29S</meta:editing-duration>
    <meta:editing-cycles>1</meta:editing-cycles>
    <meta:document-statistic meta:object-count="33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